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5.558cm"/>
    </style:style>
    <style:style style:name="co5" style:family="table-column">
      <style:table-column-properties fo:break-before="auto" style:column-width="4.096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ce3" style:family="table-cell" style:parent-style-name="Default">
      <style:text-properties style:use-window-font-color="true" style:text-outline="false" style:text-line-through-style="none" style:font-name="Courie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/>
      <style:text-properties style:use-window-font-color="true" style:text-outline="false" style:text-line-through-style="none" style:font-name="Courie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feature set</text:p>
          </table:table-cell>
          <table:table-cell office:value-type="string">
            <text:p>model selection method</text:p>
          </table:table-cell>
          <table:table-cell table:style-name="Default" office:value-type="string">
            <text:p>WER</text:p>
          </table:table-cell>
          <table:table-cell table:style-name="Default" office:value-type="string">
            <text:p>total corr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s_ground</text:p>
          </table:table-cell>
          <table:table-cell office:value-type="string">
            <text:p>SelectorConstant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>
            <text:p>features_ground</text:p>
          </table:table-cell>
          <table:table-cell office:value-type="string">
            <text:p>SelectorCV</text:p>
          </table:table-cell>
          <table:table-cell office:value-type="string">
            <text:p>0.6910112359550562</text:p>
          </table:table-cell>
          <table:table-cell office:value-type="string">
            <text:p>55 out of 17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features_ground</text:p>
          </table:table-cell>
          <table:table-cell table:style-name="ce1" office:value-type="string">
            <text:p>bic</text:p>
          </table:table-cell>
          <table:table-cell table:style-name="ce4" office:value-type="string">
            <text:p>0.5561797752808989</text:p>
          </table:table-cell>
          <table:table-cell table:style-name="ce4" office:value-type="string">
            <text:p>79 out of 17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eatures_ground</text:p>
          </table:table-cell>
          <table:table-cell office:value-type="string">
            <text:p>dic</text:p>
          </table:table-cell>
          <table:table-cell office:value-type="string">
            <text:p>0.5786516853932584</text:p>
          </table:table-cell>
          <table:table-cell office:value-type="string">
            <text:p>75 out of 17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s_polar</text:p>
          </table:table-cell>
          <table:table-cell office:value-type="string">
            <text:p>SelectorConstant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>
            <text:p>features_polar</text:p>
          </table:table-cell>
          <table:table-cell table:style-name="ce2" office:value-type="string">
            <text:p>SelectorCV</text:p>
          </table:table-cell>
          <table:table-cell office:value-type="string">
            <text:p>0.6685393258426966</text:p>
          </table:table-cell>
          <table:table-cell office:value-type="string">
            <text:p>59 out of 17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features_polar</text:p>
          </table:table-cell>
          <table:table-cell table:style-name="ce1" office:value-type="string">
            <text:p>bic</text:p>
          </table:table-cell>
          <table:table-cell table:style-name="ce4" office:value-type="string">
            <text:p>0.550561797752809</text:p>
          </table:table-cell>
          <table:table-cell table:style-name="ce4" office:value-type="string">
            <text:p>80 out of 178</text:p>
          </table:table-cell>
          <table:table-cell/>
          <table:table-cell office:value-type="string">
            <text:p>features_ground</text:p>
          </table:table-cell>
        </table:table-row>
        <table:table-row table:style-name="ro2">
          <table:table-cell/>
          <table:table-cell table:style-name="ce1" office:value-type="string">
            <text:p>features_polar</text:p>
          </table:table-cell>
          <table:table-cell table:style-name="ce1" office:value-type="string">
            <text:p>dic</text:p>
          </table:table-cell>
          <table:table-cell table:style-name="ce4" office:value-type="string">
            <text:p>0.5449438202247191</text:p>
          </table:table-cell>
          <table:table-cell table:style-name="ce4" office:value-type="string">
            <text:p>81 out of 178</text:p>
          </table:table-cell>
          <table:table-cell/>
          <table:table-cell office:value-type="string">
            <text:p>features_polar</text:p>
          </table:table-cell>
        </table:table-row>
        <table:table-row table:style-name="ro1">
          <table:table-cell/>
          <table:table-cell office:value-type="string">
            <text:p>features_norm</text:p>
          </table:table-cell>
          <table:table-cell office:value-type="string">
            <text:p>SelectorConstant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>
            <text:p>features_norm</text:p>
          </table:table-cell>
          <table:table-cell office:value-type="string">
            <text:p>SelectorCV</text:p>
          </table:table-cell>
          <table:table-cell office:value-type="string">
            <text:p>0.6573033707865169</text:p>
          </table:table-cell>
          <table:table-cell office:value-type="string">
            <text:p>61 out of 178</text:p>
          </table:table-cell>
          <table:table-cell/>
          <table:table-cell office:value-type="string">
            <text:p>features_delta</text:p>
          </table:table-cell>
        </table:table-row>
        <table:table-row table:style-name="ro2">
          <table:table-cell/>
          <table:table-cell office:value-type="string">
            <text:p>features_norm</text:p>
          </table:table-cell>
          <table:table-cell office:value-type="string">
            <text:p>bic</text:p>
          </table:table-cell>
          <table:table-cell office:value-type="string">
            <text:p>0.6179775280898876</text:p>
          </table:table-cell>
          <table:table-cell office:value-type="string">
            <text:p>68 out of 178</text:p>
          </table:table-cell>
          <table:table-cell/>
          <table:table-cell office:value-type="string">
            <text:p>features_custom</text:p>
          </table:table-cell>
        </table:table-row>
        <table:table-row table:style-name="ro2">
          <table:table-cell/>
          <table:table-cell office:value-type="string">
            <text:p>features_norm</text:p>
          </table:table-cell>
          <table:table-cell office:value-type="string">
            <text:p>dic</text:p>
          </table:table-cell>
          <table:table-cell office:value-type="string">
            <text:p>0.6235955056179775</text:p>
          </table:table-cell>
          <table:table-cell office:value-type="string">
            <text:p>67 out of 17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s_custom</text:p>
          </table:table-cell>
          <table:table-cell office:value-type="string">
            <text:p>SelectorConstant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>
            <text:p>features_custom</text:p>
          </table:table-cell>
          <table:table-cell office:value-type="string">
            <text:p>SelectorCV</text:p>
          </table:table-cell>
          <table:table-cell office:value-type="string">
            <text:p>0.6853932584269663</text:p>
          </table:table-cell>
          <table:table-cell office:value-type="string">
            <text:p>56 out of 17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eatures_custom</text:p>
          </table:table-cell>
          <table:table-cell office:value-type="string">
            <text:p>bic</text:p>
          </table:table-cell>
          <table:table-cell office:value-type="string">
            <text:p>0.5730337078651685</text:p>
          </table:table-cell>
          <table:table-cell office:value-type="string">
            <text:p>76 out of 17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eatures_custom</text:p>
          </table:table-cell>
          <table:table-cell office:value-type="string">
            <text:p>dic</text:p>
          </table:table-cell>
          <table:table-cell office:value-type="string">
            <text:p>0.6292134831460674</text:p>
          </table:table-cell>
          <table:table-cell office:value-type="string">
            <text:p>66 out of 178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24/03/2018</text:date>, <text:time>18:15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2:16:54</meta:creation-date>
    <meta:generator>OpenOffice/4.1.4$Unix OpenOffice.org_project/414m5$Build-9788</meta:generator>
    <dc:date>2018-03-24T18:15:56</dc:date>
    <meta:editing-duration>PT5H59M2S</meta:editing-duration>
    <meta:editing-cycles>4</meta:editing-cycles>
    <meta:document-statistic meta:table-count="3" meta:cell-count="64" meta:object-count="0"/>
  </office:meta>
</office:document-meta>
</file>